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4/07/16</text:p>
      <text:p text:style-name="Standard"/>
      <text:p text:style-name="Standard">Today I was able to finish the custom linked list class today, and I was able to confirm that the rest of the classes are working correctly.</text:p>
      <text:p text:style-name="Standard"/>
      <text:p text:style-name="Standard">We also learned about how to use concurrency in c#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7T18:00:45.92</meta:creation-date>
    <meta:document-statistic meta:table-count="0" meta:image-count="0" meta:object-count="0" meta:page-count="1" meta:paragraph-count="3" meta:word-count="40" meta:character-count="215"/>
    <dc:date>2016-04-07T18:07:17.21</dc:date>
    <meta:editing-duration>PT6M31S</meta:editing-duration>
    <meta:editing-cycles>1</meta:editing-cycles>
    <meta:generator>OpenOffice/4.1.2$Win32 OpenOffice.org_project/412m3$Build-9782</meta:generator>
  </office:meta>
</office:document-meta>
</file>